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f447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1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1"><text:span text:style-name="T1">&lt;</text:span><text:span text:style-name="T2">title</text:span><text:span text:style-name="T1">&gt;</text:span>Sample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1">&lt;</text:span><text:span text:style-name="T2">h2</text:span><text:span text:style-name="T1">&gt;</text:span>Sample ELEC418/518<text:span text:style-name="T1">&lt;/</text:span><text:span text:style-name="T2">h2</text:span><text:span text:style-name="T1">&gt;</text:span></text:p>
      <text:p text:style-name="P1"><text:span text:style-name="T1">&lt;</text:span><text:span text:style-name="T2">h4</text:span><text:span text:style-name="T1">&gt;</text:span> Section I:Personal Information<text:span text:style-name="T1">&lt;/</text:span><text:span text:style-name="T2">h4</text:span><text:span text:style-name="T1">&gt;</text:span></text:p>
      <text:p text:style-name="P1"><text:span text:style-name="T1">&lt;</text:span><text:span text:style-name="T2">ol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li</text:span><text:span text:style-name="T1">&gt;</text:span>In what age group are you?<text:span text:style-name="T1">&lt;/</text:span><text:span text:style-name="T2">li</text:span><text:span text:style-name="T1">&gt;</text:span></text:p>
      <text:p text:style-name="P1"><text:span text:style-name="T1">&lt;</text:span><text:span text:style-name="T2">ul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19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19 and under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20-29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20-29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30-39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30-39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40-49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40-49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50-59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50-59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60+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60+ <text:span text:style-name="T1">&lt;</text:span><text:span text:style-name="T2">br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P3"><text:line-break/></text:p>
      <text:p text:style-name="P1"><text:span text:style-name="T1">&lt;</text:span><text:span text:style-name="T2">li</text:span><text:span text:style-name="T1">&gt;</text:span>Gender<text:span text:style-name="T1">&lt;/</text:span><text:span text:style-name="T2">li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gender"</text:span><text:span text:style-name="T1">&gt;</text:span>Gender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Gender"</text:span> <text:span text:style-name="T3">id</text:span>=<text:span text:style-name="T4">"Gender"</text:span><text:span text:style-name="T1">&gt;</text:span>Male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Gender"</text:span> <text:span text:style-name="T3">id</text:span>=<text:span text:style-name="T4">"Gender"</text:span><text:span text:style-name="T1">&gt;</text:span>Female</text:p>
      <text:p text:style-name="P1"><text:span text:style-name="T1">&lt;</text:span><text:span text:style-name="T2">li</text:span><text:span text:style-name="T1">&gt;</text:span>In terms of your current occupation,how would you characterize yourself?<text:span text:style-name="T1">&lt;/</text:span><text:span text:style-name="T2">li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select"</text:span><text:span text:style-name="T1">&gt;</text:span>select<text:span text:style-name="T1">&lt;/</text:span><text:span text:style-name="T2">label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select</text:span> <text:span text:style-name="T3">name</text:span>=<text:span text:style-name="T4">"select"</text:span> <text:span text:style-name="T3">id</text:span>=<text:span text:style-name="T4">""</text:span><text:span text:style-name="T1">&gt;</text:span></text:p>
      <text:p text:style-name="P1"><text:span text:style-name="T1">&lt;</text:span><text:span text:style-name="T2">option</text:span> <text:span text:style-name="T3">value</text:span>=<text:span text:style-name="T4">""</text:span><text:span text:style-name="T1">&gt;&lt;/</text:span><text:span text:style-name="T2">option</text:span><text:span text:style-name="T1">&gt;</text:span></text:p>
      <text:p text:style-name="P1"><text:span text:style-name="T1">&lt;</text:span><text:span text:style-name="T2">option</text:span> <text:span text:style-name="T3">value</text:span>=<text:span text:style-name="T4">""</text:span><text:span text:style-name="T1">&gt;</text:span>Writer<text:span text:style-name="T1">&lt;/</text:span><text:span text:style-name="T2">option</text:span><text:span text:style-name="T1">&gt;</text:span></text:p>
      <text:p text:style-name="P1"><text:span text:style-name="T1">&lt;</text:span><text:span text:style-name="T2">option</text:span> <text:span text:style-name="T3">value</text:span>=<text:span text:style-name="T4">""</text:span><text:span text:style-name="T1">&gt;</text:span>Administrative Assistant<text:span text:style-name="T1">&lt;/</text:span><text:span text:style-name="T2">option</text:span><text:span text:style-name="T1">&gt;</text:span></text:p>
      <text:p text:style-name="P1"><text:span text:style-name="T1">&lt;</text:span><text:span text:style-name="T2">option</text:span> <text:span text:style-name="T3">value</text:span>=<text:span text:style-name="T4">""</text:span><text:span text:style-name="T1">&gt;</text:span>Journalist<text:span text:style-name="T1">&lt;/</text:span><text:span text:style-name="T2">option</text:span><text:span text:style-name="T1">&gt;</text:span></text:p>
      <text:p text:style-name="P1"><text:span text:style-name="T1">&lt;</text:span><text:span text:style-name="T2">option</text:span> <text:span text:style-name="T3">value</text:span>=<text:span text:style-name="T4">""</text:span><text:span text:style-name="T1">&gt;</text:span>Secretary<text:span text:style-name="T1">&lt;/</text:span><text:span text:style-name="T2">option</text:span><text:span text:style-name="T1">&gt;</text:span></text:p>
      <text:p text:style-name="P1"><text:span text:style-name="T1">&lt;</text:span><text:span text:style-name="T2">option</text:span> <text:span text:style-name="T3">value</text:span>=<text:span text:style-name="T4">""</text:span><text:span text:style-name="T1">&gt;</text:span>Academic<text:span text:style-name="T1">&lt;/</text:span><text:span text:style-name="T2">option</text:span><text:span text:style-name="T1">&gt;</text:span></text:p>
      <text:p text:style-name="P1"><text:span text:style-name="T1">&lt;</text:span><text:span text:style-name="T2">option</text:span> <text:span text:style-name="T3">value</text:span>=<text:span text:style-name="T4">""</text:span><text:span text:style-name="T1">&gt;</text:span>Professional<text:span text:style-name="T1">&lt;/</text:span><text:span text:style-name="T2">option</text:span><text:span text:style-name="T1">&gt;</text:span></text:p>
      <text:p text:style-name="P1"><text:span text:style-name="T1">&lt;</text:span><text:span text:style-name="T2">option</text:span> <text:span text:style-name="T3">value</text:span>=<text:span text:style-name="T4">""</text:span><text:span text:style-name="T1">&gt;</text:span>Techincal expert<text:span text:style-name="T1">&lt;/</text:span><text:span text:style-name="T2">option</text:span><text:span text:style-name="T1">&gt;</text:span></text:p>
      <text:p text:style-name="P1"><text:span text:style-name="T1">&lt;</text:span><text:span text:style-name="T2">option</text:span> <text:span text:style-name="T3">value</text:span>=<text:span text:style-name="T4">""</text:span><text:span text:style-name="T1">&gt;</text:span>Student<text:span text:style-name="T1">&lt;/</text:span><text:span text:style-name="T2">option</text:span><text:span text:style-name="T1">&gt;</text:span></text:p>
      <text:p text:style-name="P1"><text:span text:style-name="T1">&lt;</text:span><text:span text:style-name="T2">option</text:span> <text:span text:style-name="T3">value</text:span>=<text:span text:style-name="T4">""</text:span><text:span text:style-name="T1">&gt;</text:span>Designer<text:span text:style-name="T1">&lt;/</text:span><text:span text:style-name="T2">option</text:span><text:span text:style-name="T1">&gt;</text:span></text:p>
      <text:p text:style-name="P1"><text:span text:style-name="T1">&lt;</text:span><text:span text:style-name="T2">option</text:span> <text:span text:style-name="T3">value</text:span>=<text:span text:style-name="T4">""</text:span><text:span text:style-name="T1">&gt;</text:span>Administrator/Manager<text:span text:style-name="T1">&lt;/</text:span><text:span text:style-name="T2">option</text:span><text:span text:style-name="T1">&gt;</text:span></text:p>
      <text:p text:style-name="P1"><text:span text:style-name="T1">&lt;</text:span><text:span text:style-name="T2">option</text:span> <text:span text:style-name="T3">value</text:span>=<text:span text:style-name="T4">""</text:span><text:span text:style-name="T1">&gt;</text:span>other,place specify<text:span text:style-name="T1">&lt;/</text:span><text:span text:style-name="T2">option</text:span><text:span text:style-name="T1">&gt;</text:span></text:p>
      <text:p text:style-name="P1"><text:span text:style-name="T1">&lt;/</text:span><text:span text:style-name="T2">select</text:span><text:span text:style-name="T1">&gt;</text:span></text:p>
      <text:p text:style-name="P1"><text:span text:style-name="T1">&lt;/</text:span><text:span text:style-name="T2">ol</text:span><text:span text:style-name="T1">&gt;</text:span></text:p>
      <text:p text:style-name="P1"><text:soft-page-break/><text:span text:style-name="T1">&lt;/</text:span><text:span text:style-name="T2">div</text:span><text:span text:style-name="T1">&gt;</text:span></text:p>
      <text:p text:style-name="P1"><text:span text:style-name="T1">&lt;</text:span><text:span text:style-name="T2">section</text:span><text:span text:style-name="T1">&gt;&lt;</text:span><text:span text:style-name="T2">br</text:span><text:span text:style-name="T1">&gt;&lt;/</text:span><text:span text:style-name="T2">section</text:span><text:span text:style-name="T1">&gt;</text:span></text:p>
      <text:p text:style-name="P1"><text:span text:style-name="T1">&lt;</text:span><text:span text:style-name="T2">h4</text:span><text:span text:style-name="T1">&gt;</text:span>To be completed during and/or after software use<text:span text:style-name="T1">&lt;/</text:span><text:span text:style-name="T2">h4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ol</text:span><text:span text:style-name="T1">&gt;</text:span></text:p>
      <text:p text:style-name="P1"><text:span text:style-name="T1">&lt;</text:span><text:span text:style-name="T2">li</text:span><text:span text:style-name="T1">&gt;</text:span>With respect to the version of microsoft word currently installed on your machine,please indicate the extent to which you agree or disagrree with the following statements:<text:span text:style-name="T1">&lt;/</text:span><text:span text:style-name="T2">li</text:span><text:span text:style-name="T1">&gt;</text:span></text:p>
      <text:p text:style-name="P1"><text:span text:style-name="T1">&lt;</text:span><text:span text:style-name="T5">center</text:span><text:span text:style-name="T1">&gt;</text:span></text:p>
      <text:p text:style-name="P1"><text:span text:style-name="T1">&lt;</text:span><text:span text:style-name="T2">table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SD=Strongaly disagree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D=disagree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N=netural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A=Agree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SA=Strongly Agree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table</text:span><text:span text:style-name="T1">&gt;&lt;</text:span><text:span text:style-name="T2">br</text:span><text:span text:style-name="T1">&gt;</text:span></text:p>
      <text:p text:style-name="P1"><text:span text:style-name="T1">&lt;/</text:span><text:span text:style-name="T5">center</text:span><text:span text:style-name="T1">&gt;</text:span></text:p>
      <text:p text:style-name="P1"><text:span text:style-name="T1">&lt;</text:span><text:span text:style-name="T2">table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this software is easy to use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S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SD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D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N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A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A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SA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SA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I am in control of the content of the menus and toolbars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S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SD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D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N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A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A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oft-page-break/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SA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SA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I will be able to learn how to use all that is offered in this software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S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SD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D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N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A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A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SA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SA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Navigating throughnthe menus and toolbars is easy to do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S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SD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D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N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A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A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SA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SA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this software is engaging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S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SD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D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N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A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A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SA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SA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The contents of the menu and the toolbars match my needs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S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SD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D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N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A<text:span text:style-name="T1">&lt;/</text:span><text:span text:style-name="T2">label</text:span><text:span text:style-name="T1">&gt;</text:span></text:p>
      <text:p text:style-name="P1"><text:soft-page-break/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A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SA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SA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this software is flexible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S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SD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D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N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A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A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SA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SA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Finding the optional that I want in the menus and toolbars is easy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S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SD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D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N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A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A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SA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SA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It is easy to make the software do exactly what I want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S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SD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D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N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A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A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SA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SA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Discovering new features is easy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S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SD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D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N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oft-page-break/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A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A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SA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SA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I get my word processing tasks done quickly with this software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S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SD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D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N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A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A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SA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SA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this software is satisfying to use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S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SD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D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N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A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A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</text:span>SA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SA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table</text:span><text:span text:style-name="T1">&gt;</text:span></text:p>
      <text:p text:style-name="P1"><text:span text:style-name="T1">&lt;/</text:span><text:span text:style-name="T2">ol</text:span><text:span text:style-name="T1">&gt;</text:span></text:p>
      <text:p text:style-name="P1"><text:span text:style-name="T1">&lt;</text:span><text:span text:style-name="T2">h4</text:span><text:span text:style-name="T1">&gt;</text:span>To be completed once both versions of Microsoft Word have been used by the subject<text:span text:style-name="T1">&lt;/</text:span><text:span text:style-name="T2">h4</text:span><text:span text:style-name="T1">&gt;</text:span></text:p>
      <text:p text:style-name="P1"><text:span text:style-name="T1">&lt;</text:span><text:span text:style-name="T2">ol</text:span><text:span text:style-name="T1">&gt;</text:span></text:p>
      <text:p text:style-name="P1"><text:span text:style-name="T1">&lt;</text:span><text:span text:style-name="T2">li</text:span><text:span text:style-name="T1">&gt;</text:span>If you could only one of the versions to continue using,which would it be?<text:span text:style-name="T1">&lt;/</text:span><text:span text:style-name="T2">li</text:span><text:span text:style-name="T1">&gt;</text:span></text:p>
      <text:p text:style-name="P1"><text:span text:style-name="T1">&lt;</text:span><text:span text:style-name="T2">table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button"</text:span><text:span text:style-name="T1">&gt;</text:span>Microsoft Word 2000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Microsoft Word 2000"</text:span> <text:span text:style-name="T3">id</text:span>=<text:span text:style-name="T4">"button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button"</text:span><text:span text:style-name="T1">&gt;</text:span>Microsoft Word 2000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Microsoft Word 2000"</text:span> <text:span text:style-name="T3">id</text:span>=<text:span text:style-name="T4">"button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table</text:span><text:span text:style-name="T1">&gt;</text:span></text:p>
      <text:p text:style-name="P1"><text:span text:style-name="T1">&lt;</text:span><text:span text:style-name="T2">li</text:span><text:span text:style-name="T1">&gt;</text:span>What particular aspects(s) of Microsoft Word 2000 did you like? <text:span text:style-name="T1">&lt;/</text:span><text:span text:style-name="T2">li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li</text:span><text:span text:style-name="T1">&gt;</text:span>What particular aspects(s) of Microsoft Word 2000 did you dislike? <text:span text:style-name="T1">&lt;/</text:span><text:span text:style-name="T2">li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oft-page-break/><text:span text:style-name="T1">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li</text:span><text:span text:style-name="T1">&gt;</text:span>What particular aspects(s) of Microsoft Word Personal did you like? <text:span text:style-name="T1">&lt;/</text:span><text:span text:style-name="T2">li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li</text:span><text:span text:style-name="T1">&gt;</text:span>What particular aspects(s) of Microsoft Word Personal did you dislike? <text:span text:style-name="T1">&lt;/</text:span><text:span text:style-name="T2">li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p</text:span><text:span text:style-name="T1">&gt;</text:span>---page break---<text:span text:style-name="T1">&lt;/</text:span><text:span text:style-name="T2">p</text:span><text:span text:style-name="T1">&gt;</text:span></text:p>
      <text:p text:style-name="P2"/>
      <text:p text:style-name="P1"><text:span text:style-name="T1">&lt;</text:span><text:span text:style-name="T2">li</text:span><text:span text:style-name="T1">&gt;</text:span>There are a number of criteria listed below.Please select the version that would be your</text:p>
      <text:p text:style-name="P1">1st choice according to each of the criteria.If you really cannot make a choice for a given criteria please select "Equal"</text:p>
      <text:p text:style-name="P1"><text:span text:style-name="T1">&lt;</text:span><text:span text:style-name="T5">center</text:span><text:span text:style-name="T1">&gt;</text:span></text:p>
      <text:p text:style-name="P1"><text:span text:style-name="T1">&lt;</text:span><text:span text:style-name="T2">table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2000=Microsoft Word 2000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Personal=Microsoft word Personal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Equal=2000 and Personal satisfy this criteria equally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table</text:span><text:span text:style-name="T1">&gt;</text:span></text:p>
      <text:p text:style-name="P1"><text:span text:style-name="T1">&lt;/</text:span><text:span text:style-name="T5">center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table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&lt;</text:span><text:span text:style-name="T2">h4</text:span><text:span text:style-name="T1">&gt;</text:span>Criteria<text:span text:style-name="T1">&lt;/</text:span><text:span text:style-name="T2">h4</text:span><text:span text:style-name="T1">&gt;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&lt;</text:span><text:span text:style-name="T2">h4</text:span><text:span text:style-name="T1">&gt;</text:span>1st Choice<text:span text:style-name="T1">&lt;/</text:span><text:span text:style-name="T2">h4</text:span><text:span text:style-name="T1">&gt;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 this software is easy to use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2000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Personal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Equal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I am in control of the content of the menus and toolbars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2000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Personal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oft-page-break/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Equal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I will be able to learn how to use all that is offered in this software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2000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Personal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Equal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Navigating throughnthe menus and toolbars is easy to do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2000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Personal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Equal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this software is engaging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2000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Personal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Equal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The contents of the menu and the toolbars match my needs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2000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Personal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Equal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this software is flexible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2000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Personal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Equal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Finding the optional that I want in the menus and toolbars is easy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2000<text:span text:style-name="T1">&lt;/</text:span><text:span text:style-name="T2">td</text:span><text:span text:style-name="T1">&gt;</text:span></text:p>
      <text:p text:style-name="P1"><text:soft-page-break/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Personal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Equal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It is easy to make the software do exactly what I want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2000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Personal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Equal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Discovering new features is easy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2000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Personal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Equal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I get my word processing tasks done quickly with this software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2000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Personal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Equal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this software is satisfying to use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2000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Personal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ch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name</text:span>=<text:span text:style-name="T4">""</text:span> <text:span text:style-name="T3">id</text:span>=<text:span text:style-name="T4">""</text:span><text:span text:style-name="T1">&gt;</text:span>Equal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table</text:span><text:span text:style-name="T1">&gt;</text:span></text:p>
      <text:p text:style-name="P2"/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6:37:34.336433667</meta:creation-date>
    <dc:date>2020-04-05T16:38:15.323628983</dc:date>
    <meta:editing-duration>PT41S</meta:editing-duration>
    <meta:editing-cycles>1</meta:editing-cycles>
    <meta:document-statistic meta:table-count="0" meta:image-count="0" meta:object-count="0" meta:page-count="8" meta:paragraph-count="395" meta:word-count="1219" meta:character-count="11818" meta:non-whitespace-character-count="10994"/>
    <meta:generator>LibreOffice/6.0.7.3$Linux_X86_64 LibreOffice_project/00m0$Build-3</meta:generator>
  </office:meta>
</office:document-meta>
</file>